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1" style:family="paragraph" style:parent-style-name="Heading_20_1">
      <style:text-properties style:font-name="Times New Roman" fo:font-size="14pt" style:font-size-asian="14pt" style:font-size-complex="14pt"/>
    </style:style>
    <style:style style:name="P12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WW8Num7"/>
    <style:style style:name="P15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 style:list-style-name="WW8Num2">
      <style:text-properties fo:font-size="12pt" style:font-size-asian="12pt" style:font-size-complex="12pt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24pt" style:font-size-asian="24pt" style:font-size-complex="24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<text:tab/><text:span text:style-name="T5">Memória Virtual<text:line-break/> <text:tab/><text:tab/>Caso de Uso: EditarUsuário</text:span></text:p>
      <text:p text:style-name="P8"/>
      <text:h text:style-name="P11" text:outline-level="1">Breve Descrição</text:h>
      <text:p text:style-name="P7"><text:s text:c="4"/>O caso de uso EditarUsuário permite ao usuário editar todos os dados do seu próprio cadastro. Administradores podem editar dados específicos (todos com exceção de ID, senha e e-mail) de todos os usuários e o Gerente edita apenas dados específicos de Revisores e catalogadores. </text:p>
      <text:h text:style-name="P11" text:outline-level="1">Breve Descrição dos Atores</text:h>
      <text:p text:style-name="P7"><text:s text:c="4"/>Usuário: O usuário edita todos os dados do seu próprio cadastro.</text:p>
      <text:p text:style-name="P7"><text:s text:c="4"/>Administradores : Editam dados específicos de todos os usuários.</text:p>
      <text:p text:style-name="P7"><text:s text:c="3"/>Gerentes: Editam dados específicos de Revisores e Catalogadores.</text:p>
      <text:h text:style-name="P11" text:outline-level="1">Pré-condições </text:h>
      <text:p text:style-name="P7"><text:s text:c="4"/>O usuário está logado no sistema.</text:p>
      <text:h text:style-name="P11" text:outline-level="1">Fluxo Básico de eventos</text:h>
      <text:list xml:id="list30502467" text:style-name="WW8Num7">
        <text:list-item>
          <text:p text:style-name="P15"><text:s text:c="3"/>O usuário seleciona a opção “Editar Usuário”;</text:p>
        </text:list-item>
        <text:list-item>
          <text:p text:style-name="P14"><text:span text:style-name="T6"><text:s text:c="3"/>O sistema </text:span><text:span text:style-name="T7">carrega todos os dados do usuário</text:span><text:span text:style-name="T6"> e de acordo com o nível de permissão do usuário o sistema habilita a opção “Editar outro usuário”;</text:span></text:p>
        </text:list-item>
        <text:list-item>
          <text:p text:style-name="P10"><text:s text:c="3"/>O usuário altera os dados;</text:p>
        </text:list-item>
        <text:list-item>
          <text:p text:style-name="P15"><text:s text:c="3"/>O sistema valida a operação;</text:p>
        </text:list-item>
        <text:list-item>
          <text:p text:style-name="P15"><text:s text:c="3"/>O caso de uso termina.</text:p>
        </text:list-item>
      </text:list>
      <text:h text:style-name="P11" text:outline-level="1">Fluxos Alternativos</text:h>
      <text:h text:style-name="P13" text:outline-level="2" text:is-list-header="true">Fluxo Alternativo 1</text:h>
      <text:p text:style-name="P7">Se no passo 2 do fluxo básico o usuário seleciona a opção “Editar outro usuário”, entao <text:s/></text:p>
      <text:list xml:id="list30477681" text:style-name="WW8Num2">
        <text:list-item>
          <text:p text:style-name="P18">O sistema disponibiliza o ícone <text:s/>“Buscar Usuário” ;</text:p>
        </text:list-item>
        <text:list-item>
          <text:p text:style-name="P18">O usuário pesquisa pelo outro usuário a ser editado;</text:p>
        </text:list-item>
        <text:list-item>
          <text:p text:style-name="P18">O sistema retorna os resultados da busca;</text:p>
        </text:list-item>
        <text:list-item>
          <text:p text:style-name="P18">O usuário seleciona o resultado desejado;</text:p>
        </text:list-item>
        <text:list-item>
          <text:p text:style-name="P16">O sistema carrega os dados que podem ser editados, com exceção do ID, senha e e-mail do usuário;</text:p>
        </text:list-item>
        <text:list-item>
          <text:p text:style-name="P18">O caso de uso retorna ao passo 3; </text:p>
        </text:list-item>
      </text:list>
      <text:p text:style-name="P20"><text:soft-page-break/></text:p>
      <text:list xml:id="list31509528" text:continue-numbering="true" text:style-name="WW8Num2">
        <text:list-header>
          <text:p text:style-name="P19">Fluxo Alternativo 2</text:p>
          <text:list>
            <text:list-item>
              <text:list>
                <text:list-item>
                  <text:list>
                    <text:list-header>
                      <text:p text:style-name="P22"><text:s text:c="13"/><text:span text:style-name="T10">Se no passo 2 do fluxo alternativo 1 o sistema não encontra o usuário a ser editado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1"><text:s text:c="22"/>1. O sistema exibe a mensagem “ Usuário não encontrado ”</text:p>
                                      <text:list>
                                        <text:list-header>
                                          <text:p text:style-name="P23"><text:s text:c="22"/>2. O caso de uso retorna ao passo 1 do fluxo alternativo 1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4">Fluxo Alternativo 3</text:p>
          <text:list>
            <text:list-item>
              <text:list>
                <text:list-header>
                  <text:p text:style-name="P25"><text:span text:style-name="T8"><text:s text:c="10"/></text:span><text:span text:style-name="T7">Se no passo 2 do fluxo alternativo 1 o usuário deseja alterar dados de outro usuário que não tem permissão, entao</text:span></text:p>
                  <text:p text:style-name="P25"><text:span text:style-name="T7"><text:s text:c="20"/>1. O sistema exibe a mensagem “Sem permissão para realizar esta operação”;</text:span></text:p>
                  <text:p text:style-name="P25"><text:span text:style-name="T7"><text:s text:c="20"/>2. O caso de uso retorna ao passo 1 do fluxo alternativo 1.</text:span></text:p>
                </text:list-header>
              </text:list>
            </text:list-item>
          </text:list>
        </text:list-header>
      </text:list>
      <text:h text:style-name="P11" text:outline-level="1">Pós-condições</text:h>
      <text:h text:style-name="P12" text:outline-level="2" text:is-list-header="true">Fluxo Básico: Os dados do usuário foram alterados.</text:h>
      <text:p text:style-name="P4"><text:tab/>Fluxo Alternativo 1: Os dados do usuário foram alterados.</text:p>
      <text:p text:style-name="P4"><text:tab/>Fluxo Alternativo 2: A alteração de dados não foi realizada.</text:p>
      <text:p text:style-name="P4"><text:tab/>Fluxo Alternativo 3: A alteração de dados não foi realizada.</text:p>
      <text:h text:style-name="P11" text:outline-level="1">Requisitos especiais</text:h>
      <text:p text:style-name="Standard"><text:span text:style-name="T9"><text:s text:c="13"/></text:span><text:span text:style-name="T6">Performance: A resposta do sistema para a busca do usuário deve ser realizada em até 1 segundo.</text:span></text:p>
      <text:p text:style-name="P7"><text:s text:c="3"/>Requisito de Auditoria: o sistema salva no banco de dados o usuário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1.06cm" style:rel-column-width="46906*"/>
    </style:style>
    <style:style style:name="Tabela2.B" style:family="table-column">
      <style:table-column-properties style:column-width="4.392cm" style:rel-column-width="18629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- </text:p>
            </table:table-cell>
            <table:table-cell table:style-name="Tabela2.B1" office:value-type="string">
              <text:p text:style-name="MP1"><text:s text:c="2"/>Data: <text:s/>&lt;22/06/10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 </text:p>
            </table:table-cell>
            <table:table-cell table:style-name="Tabela1.A1" office:value-type="string">
              <text:p text:style-name="MP4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4</meta:editing-cycles>
    <meta:editing-duration>PT02H43M28S</meta:editing-duration>
    <meta:generator>BrOffice.org/3.2$Win32 OpenOffice.org_project/320m12$Build-9483</meta:generator>
    <dc:date>2010-06-22T11:39:07.84</dc:date>
    <meta:document-statistic meta:table-count="2" meta:image-count="0" meta:object-count="0" meta:page-count="2" meta:paragraph-count="47" meta:word-count="436" meta:character-count="2603"/>
  </office:meta>
</office:document-meta>
</file>